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omine" svg:font-family="Domin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omine"/>
    </style:style>
    <style:style style:name="P2" style:family="paragraph" style:parent-style-name="Standard">
      <style:text-properties style:font-name="Domine" fo:font-weight="bold" style:font-weight-asian="bold" style:font-weight-complex="bold"/>
    </style:style>
    <style:style style:name="P3" style:family="paragraph" style:parent-style-name="Standard">
      <style:text-properties style:font-name="Domine" fo:font-weight="bold" officeooo:rsid="001786d4" officeooo:paragraph-rsid="001786d4" style:font-weight-asian="bold" style:font-weight-complex="bold"/>
    </style:style>
    <style:style style:name="P4" style:family="paragraph" style:parent-style-name="Standard">
      <style:text-properties style:font-name="Domine" fo:font-weight="bold" officeooo:paragraph-rsid="0018fd6d" style:font-weight-asian="bold" style:font-weight-complex="bold"/>
    </style:style>
    <style:style style:name="P5" style:family="paragraph" style:parent-style-name="Standard">
      <style:text-properties style:font-name="Domine" fo:font-weight="bold" officeooo:rsid="0019197e" officeooo:paragraph-rsid="0019197e" style:font-weight-asian="bold" style:font-weight-complex="bold"/>
    </style:style>
    <style:style style:name="P6" style:family="paragraph" style:parent-style-name="Standard">
      <style:text-properties style:font-name="Domine" fo:font-weight="bold" officeooo:rsid="0019197e" officeooo:paragraph-rsid="001980c9" style:font-weight-asian="bold" style:font-weight-complex="bold"/>
    </style:style>
    <style:style style:name="P7" style:family="paragraph" style:parent-style-name="Standard">
      <style:text-properties style:font-name="Domine" fo:font-weight="bold" officeooo:paragraph-rsid="0019197e" style:font-weight-asian="bold" style:font-weight-complex="bold"/>
    </style:style>
    <style:style style:name="P8" style:family="paragraph" style:parent-style-name="Standard">
      <style:text-properties style:font-name="Domine" fo:font-weight="bold" officeooo:paragraph-rsid="001980c9" style:font-weight-asian="bold" style:font-weight-complex="bold"/>
    </style:style>
    <style:style style:name="P9" style:family="paragraph" style:parent-style-name="Standard">
      <style:text-properties style:font-name="Domine" fo:font-weight="bold" officeooo:rsid="001980c9" officeooo:paragraph-rsid="001980c9" style:font-weight-asian="bold" style:font-weight-complex="bold"/>
    </style:style>
    <style:style style:name="P10" style:family="paragraph" style:parent-style-name="Standard">
      <style:text-properties style:font-name="Domine" fo:font-weight="bold" officeooo:rsid="001a40f9" officeooo:paragraph-rsid="001a40f9" style:font-weight-asian="bold" style:font-weight-complex="bold"/>
    </style:style>
    <style:style style:name="P11" style:family="paragraph" style:parent-style-name="Standard">
      <style:text-properties style:font-name="Domine" fo:font-weight="bold" officeooo:rsid="001b208a" officeooo:paragraph-rsid="001b208a" style:font-weight-asian="bold" style:font-weight-complex="bold"/>
    </style:style>
    <style:style style:name="P12" style:family="paragraph" style:parent-style-name="Standard">
      <style:text-properties style:font-name="Domine" fo:font-weight="bold" officeooo:rsid="001e5bcd" officeooo:paragraph-rsid="001e5bcd" style:font-weight-asian="bold" style:font-weight-complex="bold"/>
    </style:style>
    <style:style style:name="P13" style:family="paragraph" style:parent-style-name="Standard">
      <style:text-properties style:font-name="Domine" officeooo:paragraph-rsid="0018fd6d"/>
    </style:style>
    <style:style style:name="P14" style:family="paragraph" style:parent-style-name="Standard">
      <style:text-properties style:font-name="Domine" fo:font-weight="normal" officeooo:rsid="0018fd6d" officeooo:paragraph-rsid="0018fd6d" style:font-weight-asian="normal" style:font-weight-complex="normal"/>
    </style:style>
    <style:style style:name="P15" style:family="paragraph" style:parent-style-name="Standard">
      <style:text-properties style:font-name="Domine" fo:font-weight="normal" officeooo:rsid="0019197e" officeooo:paragraph-rsid="0019197e" style:font-weight-asian="normal" style:font-weight-complex="normal"/>
    </style:style>
    <style:style style:name="P16" style:family="paragraph" style:parent-style-name="Standard">
      <style:text-properties style:font-name="Domine" fo:font-weight="normal" officeooo:rsid="001980c9" officeooo:paragraph-rsid="0019197e" style:font-weight-asian="normal" style:font-weight-complex="normal"/>
    </style:style>
    <style:style style:name="P17" style:family="paragraph" style:parent-style-name="Standard">
      <style:text-properties style:font-name="Domine" fo:font-weight="normal" officeooo:rsid="001980c9" officeooo:paragraph-rsid="001980c9" style:font-weight-asian="normal" style:font-weight-complex="normal"/>
    </style:style>
    <style:style style:name="P18" style:family="paragraph" style:parent-style-name="Standard">
      <style:text-properties style:font-name="Domine" fo:font-weight="normal" officeooo:rsid="001b208a" officeooo:paragraph-rsid="001b208a" style:font-weight-asian="normal" style:font-weight-complex="normal"/>
    </style:style>
    <style:style style:name="P19" style:family="paragraph" style:parent-style-name="Standard">
      <style:text-properties style:font-name="Domine" fo:font-weight="normal" officeooo:rsid="001ceed2" officeooo:paragraph-rsid="001ceed2" style:font-weight-asian="normal" style:font-weight-complex="normal"/>
    </style:style>
    <style:style style:name="T1" style:family="text">
      <style:text-properties officeooo:rsid="001786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fd6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86d4" style:font-weight-asian="normal" style:font-weight-complex="normal"/>
    </style:style>
    <style:style style:name="T6" style:family="text">
      <style:text-properties fo:font-weight="normal" officeooo:rsid="0018fd6d" style:font-weight-asian="normal" style:font-weight-complex="normal"/>
    </style:style>
    <style:style style:name="T7" style:family="text">
      <style:text-properties fo:font-weight="normal" officeooo:rsid="0019197e" style:font-weight-asian="normal" style:font-weight-complex="normal"/>
    </style:style>
    <style:style style:name="T8" style:family="text">
      <style:text-properties fo:font-weight="normal" officeooo:rsid="001980c9" style:font-weight-asian="normal" style:font-weight-complex="normal"/>
    </style:style>
    <style:style style:name="T9" style:family="text">
      <style:text-properties fo:font-weight="normal" officeooo:rsid="001ceed2" style:font-weight-asian="normal" style:font-weight-complex="normal"/>
    </style:style>
    <style:style style:name="T10" style:family="text">
      <style:text-properties officeooo:rsid="0018fd6d"/>
    </style:style>
    <style:style style:name="T11" style:family="text">
      <style:text-properties officeooo:rsid="0019197e"/>
    </style:style>
    <style:style style:name="T12" style:family="text">
      <style:text-properties officeooo:rsid="001980c9"/>
    </style:style>
    <style:style style:name="T13" style:family="text">
      <style:text-properties officeooo:rsid="001a40f9"/>
    </style:style>
    <style:style style:name="T14" style:family="text">
      <style:text-properties officeooo:rsid="001cee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→<text:span text:style-name="T10"> </text:span><text:span text:style-name="T3">Tópicos introdutórios sobre UI e UX</text:span></text:p>
      <text:p text:style-name="P1"/>
      <text:p text:style-name="P2"><text:span text:style-name="T1">Briefing:</text:span><text:span text:style-name="T5"> <text:s/>É no briefing que se entende o objetivo de um projeto, e o objetivo é fundamental para entender o porquê daquele trabalho.</text:span></text:p>
      <text:p text:style-name="P2"><text:span text:style-name="T5"/></text:p>
      <text:p text:style-name="P3">Imersão: <text:span text:style-name="T4">Procuramos conhecer o problema, o contexto, o público, os stakeholders, as regras de negócio, o histórico e a estratégia. Se inserir no problema.</text:span></text:p>
      <text:p text:style-name="P3"><text:span text:style-name="T4"/></text:p>
      <text:p text:style-name="P3">Unpack: <text:span text:style-name="T4">Onde todo mundo se une e troca informações.</text:span></text:p>
      <text:p text:style-name="P3"><text:span text:style-name="T4"/></text:p>
      <text:p text:style-name="P3"><text:span text:style-name="T4"/></text:p>
      <text:p text:style-name="P3">Wireframes: </text:p>
      <text:p text:style-name="P3"/>
      <text:p text:style-name="P3"><text:tab/>- Estrutura: <text:span text:style-name="T4">como os objetos devem ser posicionados no layout.</text:span></text:p>
      <text:p text:style-name="P3"><text:span text:style-name="T4"><text:tab/>-</text:span> Conteúdo:<text:span text:style-name="T4"> como serão colocados os conteúdos para ajudar na usabilidade e interatividade <text:tab/>do usuário.</text:span></text:p>
      <text:p text:style-name="P3"><text:span text:style-name="T4"/></text:p>
      <text:p text:style-name="P3"><text:span text:style-name="T4"><text:tab/></text:span>- Hierarquia informativa: <text:span text:style-name="T4">Como o conteúdo será organizado e apresentado?</text:span></text:p>
      <text:p text:style-name="P3"><text:span text:style-name="T4"><text:tab/></text:span>- Funcionalidade: <text:span text:style-name="T4">Como será a usabilidade em cima da interface? Em relação ao <text:tab/>comportamento. Como vamos interagir com o usuário, a linguagem, o tom que iremos <text:tab/>utilizar.</text:span></text:p>
      <text:p text:style-name="P1"/>
      <text:p text:style-name="P3">Grids:</text:p>
      <text:p text:style-name="P3"><text:span text:style-name="T4"><text:tab/>- </text:span><text:span text:style-name="T6">Nos ajuda a projetar em proporções harmoniosas balanceando os pesos <text:tab/>dos elementos gráficos do layout.</text:span></text:p>
      <text:p text:style-name="P1"/>
      <text:p text:style-name="P13"><text:span text:style-name="T2"><text:tab/>- </text:span><text:span text:style-name="T3">Luz e Sombras:</text:span><text:span text:style-name="T6"> Garante movimento, profundidade, sobreposição e <text:tab/>contraste em sua interface;</text:span></text:p>
      <text:p text:style-name="P13"><text:span text:style-name="T6"/></text:p>
      <text:p text:style-name="P13"><text:span text:style-name="T6"><text:tab/></text:span><text:span text:style-name="T3">- Consistência e padrão:</text:span><text:span text:style-name="T6"> deve manter o mesmo tom de redação. </text:span></text:p>
      <text:p text:style-name="P13"><text:span text:style-name="T6"><text:s text:c="2"/><text:tab/></text:span></text:p>
      <text:p text:style-name="P13"><text:span text:style-name="T6"><text:tab/></text:span></text:p>
      <text:p text:style-name="P4">→<text:span text:style-name="T10"> Cores:</text:span></text:p>
      <text:p text:style-name="P4"/>
      <text:p text:style-name="P14">Dica: entender um pouco sobre a psicologia das cores.</text:p>
      <text:p text:style-name="P14"/>
      <text:p text:style-name="P5">Paleta Primária:</text:p>
      <text:p text:style-name="P5"><text:span text:style-name="T4"><text:tab/>- São as cores mais importantes de todo sistema.</text:span></text:p>
      <text:p text:style-name="P5"><text:span text:style-name="T4"><text:tab/>- Uma cor fria, uma cor quente e uma neutra.</text:span></text:p>
      <text:p text:style-name="P4"/>
      <text:p text:style-name="P5">Paleta Secundária:</text:p>
      <text:p text:style-name="P5"><text:tab/><text:span text:style-name="T4">- Cores que já tem um significado próprio, por exemplo: vemelho significa <text:tab/>perigo, erro. Verde significa, sucesso.</text:span></text:p>
      <text:p text:style-name="P4"><text:span text:style-name="T4"><text:tab/>- </text:span><text:span text:style-name="T7">Chamada de coes de feedback.</text:span></text:p>
      <text:p text:style-name="P4"><text:span text:style-name="T7"><text:tab/><text:tab/></text:span></text:p>
      <text:p text:style-name="P5">Gradiente ou Degradê: </text:p>
      <text:p text:style-name="P4"><text:span text:style-name="T7"><text:tab/>- Além de maior impacto visual, estimulando o usuário, e degradê <text:tab/>proporciona sensações de dinamismo e movimento.</text:span></text:p>
      <text:p text:style-name="P4"><text:span text:style-name="T7"><text:tab/></text:span></text:p>
      <text:p text:style-name="P4"><text:span text:style-name="T7"><text:tab/></text:span></text:p>
      <text:p text:style-name="P4"><text:soft-page-break/>→<text:span text:style-name="T11"> Tipografia</text:span></text:p>
      <text:p text:style-name="P4"/>
      <text:p text:style-name="P15">Escolhe uma tipografia é como um escolher uma roupa, pense no que as roupas podem dizer sobre você.</text:p>
      <text:p text:style-name="P15"/>
      <text:p text:style-name="P17">Tamanho padrão: 16px.</text:p>
      <text:p text:style-name="P8"><text:span text:style-name="T7"/></text:p>
      <text:p text:style-name="P7"><text:span text:style-name="T7">Tipos de fonte básicas: </text:span></text:p>
      <text:p text:style-name="P7"><text:span text:style-name="T7"/></text:p>
      <text:p text:style-name="P7"><text:span text:style-name="T11">Sefiradas: </text:span></text:p>
      <text:p text:style-name="P7"><text:span text:style-name="T7"><text:tab/></text:span><text:span text:style-name="T11">- </text:span><text:span text:style-name="T7">Apresentam pequenos traços ou prolongamentos no final de suas letras. <text:tab/>Geralmente representam os conceitos de seriedade e tradicionalidade.</text:span></text:p>
      <text:p text:style-name="P4"><text:span text:style-name="T7"/></text:p>
      <text:p text:style-name="P5">Sem serifa (sans-serif):</text:p>
      <text:p text:style-name="P5"><text:span text:style-name="T4"><text:tab/>- Não tem linhas extras no final das letras, e são mais arredondadas.</text:span></text:p>
      <text:p text:style-name="P5"><text:span text:style-name="T4"><text:tab/>Geralmente representam algo mais moderno e dinâmico.</text:span></text:p>
      <text:p text:style-name="P5"><text:span text:style-name="T4"/></text:p>
      <text:p text:style-name="P5">Cursivas: </text:p>
      <text:p text:style-name="P5"><text:span text:style-name="T4"><text:tab/>- Abrange as fontes manuscritas ou caligráficas passando por vários <text:tab/>estilos diferentes, de elegante, pessoal e exclusivo a divertido e <text:tab/>descontraído. Geralmente representam algo mais clássico, mais luxuoso.</text:span></text:p>
      <text:p text:style-name="P5"><text:span text:style-name="T4"/></text:p>
      <text:p text:style-name="P5">Decorativas ou fantasia(display):</text:p>
      <text:p text:style-name="P5"><text:tab/><text:span text:style-name="T4">- Fontes destinadas a chamarem sua atenção.</text:span></text:p>
      <text:p text:style-name="P5"><text:span text:style-name="T4"><text:tab/>- Devem ser usadas em pequenas doses para efeitos e propósitos <text:tab/>específicos.</text:span></text:p>
      <text:p text:style-name="P5"><text:span text:style-name="T4"><text:tab/>- Exemplo: fonte de halloween, 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→</text:span><text:span text:style-name="T8"> </text:span><text:span text:style-name="T12">Iconografia:</text:span></text:p>
      <text:p text:style-name="P16"/>
      <text:p text:style-name="P5"><text:tab/></text:p>
      <text:p text:style-name="P9">Mantenha os ícones simples: </text:p>
      <text:p text:style-name="P9"><text:span text:style-name="T4"><text:tab/>- Simplifique o máximo possível e evite elementos desnecessários.</text:span></text:p>
      <text:p text:style-name="P5"/>
      <text:p text:style-name="P9">Combine os ícones com palavras:</text:p>
      <text:p text:style-name="P9"><text:tab/><text:span text:style-name="T4">- As palavras esclarecem a mensagem de um ícone e dão as pessoas <text:tab/>confiança nos resultados de suas interações.</text:span></text:p>
      <text:p text:style-name="P5"/>
      <text:p text:style-name="P6"><text:span text:style-name="T12">Escolha ícones familiares:</text:span></text:p>
      <text:p text:style-name="P6"><text:span text:style-name="T4"><text:tab/>- </text:span><text:span text:style-name="T8">A compreensão de um ícone pelo usuário é baseado em suas <text:tab/>experiências anteriores.</text:span></text:p>
      <text:p text:style-name="P6"/>
      <text:p text:style-name="P9">Utilize espaçamento:</text:p>
      <text:p text:style-name="P9"><text:tab/><text:span text:style-name="T4">- Para legibilidade e facilitar o toque.</text:span></text:p>
      <text:p text:style-name="P6"/>
      <text:p text:style-name="P9">Consistência:</text:p>
      <text:p text:style-name="P6"><text:span text:style-name="T4"><text:tab/>- Não</text:span><text:span text:style-name="T8"> tenha medo de repetir elementos em todos os seus ícones. <text:tab/>Repetição ajuda os usuários a identificar ícones e associá-los a uma ação.</text:span></text:p>
      <text:p text:style-name="P6"/>
      <text:p text:style-name="P6"/>
      <text:p text:style-name="P6"><text:soft-page-break/></text:p>
      <text:p text:style-name="P6">→<text:span text:style-name="T12"> Utilizando imagens</text:span></text:p>
      <text:p text:style-name="P6"/>
      <text:p text:style-name="P17">DiCa: uma imagem vale mais que mil palavras, use imagens para deixar ainda mais claro sua mensagem.</text:p>
      <text:p text:style-name="P6"/>
      <text:p text:style-name="P6"/>
      <text:p text:style-name="P9">Contexto relevante:</text:p>
      <text:p text:style-name="P6"><text:tab/><text:span text:style-name="T4">- Deve</text:span><text:span text:style-name="T8"> selecionar imagens que tem uma forte relação com seu produto e <text:tab/>criar um contexto relevante.</text:span></text:p>
      <text:p text:style-name="P6"/>
      <text:p text:style-name="P9">Relevância:</text:p>
      <text:p text:style-name="P9"><text:tab/><text:span text:style-name="T4">- O objetivo do seu site não é exibir imagens, mas as imagens podem <text:tab/>mostrar o propósito do seu produto.</text:span></text:p>
      <text:p text:style-name="P6"/>
      <text:p text:style-name="P6"/>
      <text:p text:style-name="P6"/>
      <text:p text:style-name="P6">→<text:span text:style-name="T13"> Guias de estilo – Manuais</text:span></text:p>
      <text:p text:style-name="P6"/>
      <text:p text:style-name="P10">Manual da marca: <text:span text:style-name="T4">É um guia que contém todas as informações da marca, fornecendo todas as especificações, recomendações e normas fundamentais para a correta utilização da identidade visual.</text:span></text:p>
      <text:p text:style-name="P6"/>
      <text:p text:style-name="P6"/>
      <text:p text:style-name="P6"/>
      <text:p text:style-name="P6"/>
      <text:p text:style-name="P6"/>
      <text:p text:style-name="P6">→<text:span text:style-name="T13"> Processos do mundo real:</text:span></text:p>
      <text:p text:style-name="P6"/>
      <text:p text:style-name="P18">Ferramentas importantes: Google resize, Window Resize.</text:p>
      <text:p text:style-name="P19">Artigo interessante: uxdesign.blog.br – “O que fazer” e “o que não fazer”</text:p>
      <text:p text:style-name="P11"/>
      <text:p text:style-name="P11">Responsividade: </text:p>
      <text:p text:style-name="P11"><text:span text:style-name="T4"><text:tab/>- Adaptação de tamanhos de telas.</text:span></text:p>
      <text:p text:style-name="P11"><text:span text:style-name="T4"/></text:p>
      <text:p text:style-name="P11">Ace<text:span text:style-name="T14">s</text:span>sibilidade:</text:p>
      <text:p text:style-name="P11"><text:span text:style-name="T4"><text:tab/>- Empatia e Inclusão.</text:span></text:p>
      <text:p text:style-name="P11"><text:span text:style-name="T4"><text:tab/>- </text:span><text:span text:style-name="T9">Construir serviços que funcione para todos.</text:span></text:p>
      <text:p text:style-name="P11"><text:span text:style-name="T4"/></text:p>
      <text:p text:style-name="P12">Prototipagem:</text:p>
      <text:p text:style-name="P12"><text:span text:style-name="T4"><text:tab/>- Rascunho</text:span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omine" svg:font-family="Domin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5:19:54.174180381</meta:creation-date>
    <dc:date>2021-10-15T16:37:07.389229052</dc:date>
    <meta:editing-duration>PT19M3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73" meta:word-count="597" meta:character-count="3857" meta:non-whitespace-character-count="3260"/>
  </office:meta>
</office:document-meta>
</file>